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9fc4d"/>
    </style:style>
    <style:style style:name="P2" style:family="paragraph" style:parent-style-name="Standard">
      <style:text-properties officeooo:rsid="0009fc4d" officeooo:paragraph-rsid="0009fc4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7"/>
    <style:style style:name="P7" style:family="paragraph" style:parent-style-name="List_20_Paragraph" style:list-style-name="WWNum8"/>
    <style:style style:name="T1" style:family="text">
      <style:text-properties fo:color="#fa6400" style:font-name="Courier New" fo:font-size="9pt" style:font-size-asian="9pt" style:font-name-complex="Courier New2" style:font-size-complex="9pt"/>
    </style:style>
    <style:style style:name="T2" style:family="text">
      <style:text-properties fo:color="#000000" style:font-name="Courier New" fo:font-size="9pt" style:font-size-asian="9pt" style:font-name-complex="Courier New2" style:font-size-complex="9pt"/>
    </style:style>
    <style:style style:name="T3" style:family="text">
      <style:text-properties fo:color="#941edf" style:font-name="Courier New" fo:font-size="9pt" style:font-size-asian="9pt" style:font-name-complex="Courier New2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09fc4d"/>
    </style:style>
    <style:style style:name="T6" style:family="text">
      <style:text-properties officeooo:rsid="000a07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<text:tab/>Name: <text:span text:style-name="T6">Aaron Jones</text:span></text:p>
      <text:p text:style-name="Standard"/>
      <text:p text:style-name="Standard">Consider the<text:bookmark text:name="_GoBack"/> following code sorting an array of Comparables:</text:p>
      <text:p text:style-name="Standard"><text:span text:style-name="T1">// <text:s/>Selection sort for an array of Comparable objects </text:span><text:span text:style-name="T2"><text:s/><text:line-break/> <text:s text:c="2"/></text:span><text:span text:style-name="T3">public</text:span><text:span text:style-name="T2"> </text:span><text:span text:style-name="T3">static</text:span><text:span text:style-name="T2"> </text:span><text:span text:style-name="T3">void</text:span><text:span text:style-name="T2"> selectionSort(Comparable[] array)<text:line-break/> <text:s text:c="2"/>{<text:line-break/> <text:s text:c="5"/></text:span><text:span text:style-name="T3">int</text:span><text:span text:style-name="T2"> curPos;<text:line-break/> <text:s text:c="5"/></text:span><text:span text:style-name="T3">int</text:span><text:span text:style-name="T2"> indexSmallest;<text:line-break/> <text:s text:c="5"/></text:span><text:span text:style-name="T3">int</text:span><text:span text:style-name="T2"> start;<text:line-break/> <text:s text:c="5"/>Comparable temp;<text:line-break/> <text:s text:c="4"/><text:line-break/> <text:s text:c="5"/></text:span><text:span text:style-name="T3">for</text:span><text:span text:style-name="T2"> (start = 0; start &lt; array.length - 1; start++)<text:line-break/> <text:s text:c="5"/>{<text:line-break/> <text:s text:c="8"/>indexSmallest = start;<text:line-break/> <text:s text:c="8"/></text:span><text:span text:style-name="T3">for</text:span><text:span text:style-name="T2"> (curPos = start + 1; curPos &lt; array.length; curPos++)<text:line-break/> <text:s text:c="8"/>{<text:line-break/> <text:s text:c="11"/></text:span><text:span text:style-name="T3">if</text:span><text:span text:style-name="T2"> (array[indexSmallest].compareTo(array[curPos]) &gt; 0)<text:line-break/> <text:s text:c="11"/>{<text:line-break/> <text:s text:c="14"/>indexSmallest = curPos;<text:line-break/> <text:s text:c="11"/>}<text:line-break/> <text:s text:c="8"/>} </text:span><text:span text:style-name="T1">// end for<text:line-break/></text:span><text:span text:style-name="T2"> <text:s text:c="8"/><text:line-break/> <text:s text:c="8"/>temp = array[start];<text:line-break/> <text:s text:c="8"/>array[start] = array[indexSmallest];<text:line-break/> <text:s text:c="8"/>array[indexSmallest] = temp;<text:line-break/> <text:s text:c="5"/>} </text:span><text:span text:style-name="T1">// end for <text:s text:c="6"/><text:line-break/></text:span><text:span text:style-name="T2"> <text:s text:c="2"/>}</text:span></text:p>
      <text:list xml:id="list31075658312704164" text:style-name="WWNum7">
        <text:list-item>
          <text:p text:style-name="P6">Write a non-static ‘sort()’ method that will sort a Linked List using Selection Sort.</text:p>
        </text:list-item>
      </text:list>
      <text:p text:style-name="P1"><text:tab/><text:span text:style-name="T5">public void sort(LinkedList linkList)</text:span></text:p>
      <text:p text:style-name="P2"><text:s text:c="2"/>{</text:p>
      <text:p text:style-name="P2"><text:s text:c="5"/>Node smallest;</text:p>
      <text:p text:style-name="P2"><text:s text:c="5"/>Node curr;</text:p>
      <text:p text:style-name="P2"><text:s text:c="5"/>Node start;</text:p>
      <text:p text:style-name="P2"><text:s text:c="5"/></text:p>
      <text:p text:style-name="P2"><text:s text:c="5"/>for(start = head.next; start.next != null; start = start.next;)</text:p>
      <text:p text:style-name="P2"><text:s text:c="5"/>{</text:p>
      <text:p text:style-name="P2"><text:tab/>smallest = start;</text:p>
      <text:p text:style-name="P2"><text:soft-page-break/><text:tab/>for(curr = start; curr != null; curr = curr.next)</text:p>
      <text:p text:style-name="P2"><text:tab/>{</text:p>
      <text:p text:style-name="P2"><text:tab/> <text:s/>if(curr &lt; smallest)</text:p>
      <text:p text:style-name="P2"><text:tab/> <text:s/>{</text:p>
      <text:p text:style-name="P2"><text:tab/> <text:s text:c="3"/>smallest = curr;</text:p>
      <text:p text:style-name="P2"><text:tab/> <text:s/>}</text:p>
      <text:p text:style-name="P2"><text:tab/>}</text:p>
      <text:p text:style-name="P2"><text:tab/></text:p>
      <text:p text:style-name="P2"><text:tab/>int temp = start.value;</text:p>
      <text:p text:style-name="P2"><text:tab/>start.value = smallest.value;</text:p>
      <text:p text:style-name="P2"><text:tab/>smallest.value = temp.value;</text:p>
      <text:p text:style-name="P2"><text:s text:c="5"/>}</text:p>
      <text:p text:style-name="P2"><text:s text:c="2"/></text:p>
      <text:p text:style-name="P2"><text:s text:c="2"/>}</text:p>
      <text:p text:style-name="P3"/>
      <text:list xml:id="list103417666799643" text:continue-numbering="true" text:style-name="WWNum7">
        <text:list-item>
          <text:p text:style-name="P6">Key-in your solution and run in debug and test for:</text:p>
        </text:list-item>
      </text:list>
      <text:list xml:id="list3994905345124411831" text:style-name="WWNum8">
        <text:list-item>
          <text:p text:style-name="P7">Empty linked list</text:p>
        </text:list-item>
        <text:list-item>
          <text:p text:style-name="P7">List with only one node</text:p>
        </text:list-item>
        <text:list-item>
          <text:p text:style-name="P7">List with several nodes</text:p>
        </text:list-item>
      </text:list>
      <text:p text:style-name="Standard"/>
      <text:p text:style-name="Standard">Print your listing and submit on paper in class – see Canvas for due d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in" style:contextual-spacing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number:date-style style:name="N10120" number:language="en" number:country="US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CSCD211<text:tab/><text:tab/><text:tab/>In-class / Lab – Selection Sort for Linked List<text:tab/><text:tab/><text:date style:data-style-name="N10120" text:date-value="2014-05-22T10:34:16.274481257">5/22/2014</text:dat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Peters</meta:initial-creator>
    <meta:editing-cycles>3</meta:editing-cycles>
    <meta:print-date>2014-05-22T16:54:00</meta:print-date>
    <meta:creation-date>2014-05-22T16:59:00</meta:creation-date>
    <dc:date>2014-05-22T10:34:16.258117876</dc:date>
    <meta:editing-duration>PT1S</meta:editing-duration>
    <meta:generator>LibreOffice/4.1.3.2$Linux_X86_64 LibreOffice_project/410m0$Build-2</meta:generator>
    <meta:document-statistic meta:table-count="0" meta:image-count="0" meta:object-count="0" meta:page-count="3" meta:paragraph-count="33" meta:word-count="207" meta:character-count="1509" meta:non-whitespace-character-count="10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